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12" style:family="table-cell" style:parent-style-name="Pivot_20_Table_20_Field" style:data-style-name="N100"/>
    <style:style style:name="ce13" style:family="table-cell" style:parent-style-name="Pivot_20_Table_20_Field" style:data-style-name="N100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Default">
      <style:table-cell-properties fo:border="0.99pt solid #000000"/>
    </style:style>
    <style:style style:name="ce1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Exporting this to Archival PDF will trigger PDF warning dialog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caolan/LibreOffice/collabora-online/cypress_test/data/desktop/writer/help_dialog.odt/content.xml"/>
              </form:propertie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spelling errr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/>
          <table:table-cell>
            <draw:control draw:z-index="0" draw:name="Control 1" draw:style-name="gr1" draw:text-style-name="P1" svg:width="11.116cm" svg:height="1.061cm" svg:x="0.165cm" svg:y="0.425cm" draw:control="control1"/>
          </table:table-cell>
          <table:table-cell/>
        </table:table-row>
      </table:table>
      <table:table table:name="hidden" table:style-name="ta2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</table:table-row>
      </table:table>
      <table:table table:name="PivotTable" table:style-name="ta1">
        <table:table-column table:style-name="co3" table:default-cell-style-name="ce15"/>
        <table:table-column table:style-name="co3" table:default-cell-style-name="ce20"/>
        <table:table-row table:style-name="ro1">
          <table:table-cell table:style-name="ce12" office:value-type="string" calcext:value-type="string">
            <text:p>12</text:p>
          </table:table-cell>
          <table:table-cell table:style-name="ce17" office:value-type="string" calcext:value-type="string">
            <text:p>- all 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8" office:value-type="string" calcext:value-type="string">
            <text:p>Sum - 12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9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float" office:value="88" calcext:value-type="float">
            <text:p>88</text:p>
          </table:table-cell>
        </table:table-row>
        <table:table-row table:style-name="ro1">
          <table:table-cell table:style-name="ce16" office:value-type="string" calcext:value-type="string">
            <text:p>Total Result</text:p>
          </table:table-cell>
          <table:table-cell table:style-name="ce22" office:value-type="float" office:value="293" calcext:value-type="float">
            <text:p>293</text:p>
          </table:table-cell>
        </table:table-row>
      </table:table>
      <table:named-expressions/>
      <table:data-pilot-tables>
        <table:data-pilot-table table:name="DataPilot1" table:application-data="" table:target-range-address="PivotTable.A1:PivotTable.B13" table:buttons="PivotTable.A1 PivotTable.A3" table:show-filter-button="false" table:drill-down-on-double-click="false">
          <table:source-cell-range table:cell-range-address="Sheet2.A1:Sheet2.B10"/>
          <table:data-pilot-field table:source-field-name="12" table:orientation="page" table:used-hierarchy="0" table:function="auto" loext:ignore-selected-page="true" table:selected-page="4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1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54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1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2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_20_With_20_Parentheses._28__29_" style:display-name="Style With Parentheses.()" style:family="table-cell" style:parent-style-name="Default"/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20:45:11.386032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2-10T16:14:28.872117937</meta:creation-date>
    <meta:generator>LibreOffice/25.2.7.2$Linux_X86_64 LibreOffice_project/520$Build-2</meta:generator>
    <dc:date>2026-02-12T20:46:11.111467543</dc:date>
    <meta:editing-duration>PT12M37S</meta:editing-duration>
    <meta:editing-cycles>11</meta:editing-cycles>
    <meta:document-statistic meta:table-count="4" meta:cell-count="48" meta:object-count="1"/>
    <meta:user-defined meta:name="Duration" meta:value-type="time">P0D</meta:user-defined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2c006c00d100f900fc004f004e003300a0005b0077009700ba007500b10078">
    <SignedInfo>
      <CanonicalizationMethod Algorithm="http://www.w3.org/TR/2001/REC-xml-c14n-20010315"/>
      <SignatureMethod Algorithm="http://www.w3.org/2001/04/xmldsig-more#rsa-sha256"/>
      <Reference URI="META-INF/manifest.xml">
        <Transforms>
          <Transform Algorithm="http://www.w3.org/TR/2001/REC-xml-c14n-20010315"/>
        </Transforms>
        <DigestMethod Algorithm="http://www.w3.org/2001/04/xmlenc#sha256"/>
        <DigestValue>PSJyz82zKoG8+gVTbD0hQ42bY4sZvFeiWDGaBMVfOyk=</DigestValue>
      </Reference>
      <Reference URI="Thumbnails/thumbnail.png">
        <DigestMethod Algorithm="http://www.w3.org/2001/04/xmlenc#sha256"/>
        <DigestValue>bqjwVwcCULariKJe/mGXfQc8ehb4ZLzlcT9VGW6SO0Q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4gvWtplDG+5PrjwCO64wiGeHcaIRyF4VfmbRfJPjyhY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r+anMJ/apMyk0Y+jK4wESPs6jLB6yQ9m5AKFH93a1Ts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XHcJRgRbvPCBn/n6h42WQ5r6c/xMpjEfuF4C7BNYGgQ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9T3rJrnzB9UMithdwhWVOAcpAuJ6mrqCFudcmC6Ionw=</DigestValue>
      </Reference>
      <Reference URI="mimetype">
        <DigestMethod Algorithm="http://www.w3.org/2001/04/xmlenc#sha256"/>
        <DigestValue>JSqLlNenIxk1oeZLlBBAIh6+ELZAuhgvZ4D7uJvh2LE=</DigestValue>
      </Reference>
      <Reference URI="#ID_000b0076006d008c00a900e2004e009500b600d300b500ae00fb004b008800b4">
        <DigestMethod Algorithm="http://www.w3.org/2001/04/xmlenc#sha256"/>
        <DigestValue>nCc+s2dL05utLJAQyvadNPkT/a7lSjOjGknRFm7bjd4=</DigestValue>
      </Reference>
      <Reference URI="#idSignedProperties_ID_002c006c00d100f900fc004f004e003300a0005b0077009700ba007500b10078" Type="http://uri.etsi.org/01903#SignedProperties">
        <DigestMethod Algorithm="http://www.w3.org/2001/04/xmlenc#sha256"/>
        <DigestValue>SsLVB5dbwp/0kP4wiq5rcg9XzYiiNf0+BPqyaQQ52AE=</DigestValue>
      </Reference>
    </SignedInfo>
    <SignatureValue>MuBO93jS2rtm0FLWqtPpDLnBX6FANDRQz9VEC80oHtNQ1nMMfkAkQSPJtSaeLVz7
4qHnic0tUMoI9ryKwvz/Ir0gvyCc4rHdhk+kD4a26gsvcVXGy2jLenrFOLD+Agm2
sKm2OA4W3oxD7E12xp0RvGfhNiVqFheLPJRY1/S/mxzqRGmr+im5QcJFRZ2Ment6
HzwL8MD8XyhOvYsgycbeiLpIAVO8h5EgKEeu1YmuVQZRUMJCsMKj9ECQ1XlGYIML
OSRMjeWRt6/G4TS5ARK0h8298yGEgU8W027hwl8d4Nzx94kf7vCL6XLw5msJgEe1
j+4uwpVAhbBQzdx52OmBnA==</SignatureValue>
    <KeyInfo>
      <X509Data>
        <X509IssuerSerial>
          <X509IssuerName>O=Default Company Ltd,L=Default City,C=IE</X509IssuerName>
          <X509SerialNumber>137647789108739231137854071153275811892259445730</X509SerialNumber>
        </X509IssuerSerial>
        <X509Certificate>MIIDZTCCAk2gAwIBAgIUGBxXIEBSAvqpB6gppqKRgS4X2+IwDQYJKoZIhvcNAQELBQAwQjELMAkGA1UEBhMCSUUxFTATBgNVBAcMDERlZmF1bHQgQ2l0eTEcMBoGA1UECgwTRGVmYXVsdCBDb21wYW55IEx0ZDAeFw0yNjAxMjYxNDEzMTVaFw0yNzAxMjYxNDEzMTVaMEIxCzAJBgNVBAYTAklFMRUwEwYDVQQHDAxEZWZhdWx0IENpdHkxHDAaBgNVBAoME0RlZmF1bHQgQ29tcGFueSBMdGQwggEiMA0GCSqGSIb3DQEBAQUAA4IBDwAwggEKAoIBAQCfEjgVMoIyom96iOcPjMwGe967AfC0AqLXZEVva1zV/mPwWgEt9ixAq8Ut8fJGYwT0rU/Zc5gMPAfSrEpYu/G+Ni+batrVE9QY6bESqrK58cCjtHNwibWJR2hxNC3ClameTTEMhbd0cZMDdkjlHJDKL1Kwmy+SLrnHR7q52G8OwO62u55CrI7UkSPWWFZ63QoNdOmK9ZB4tDzSuUs676ghVyD3nLXlnxtHFZ8aTokCW++4H8jHa/ELKOzQDoB86e1TA/IhtX8Bsoa4/HiDXr3UvTEqG6OVfbfBa7t8pm+nDGZAdDmPhXyTrCutFjw2fdtN8ttcUBdUN0tgQXsJk7E5AgMBAAGjUzBRMB0GA1UdDgQWBBS4z+71irrmBnHXN0H661kkUOnzJjAfBgNVHSMEGDAWgBS4z+71irrmBnHXN0H661kkUOnzJjAPBgNVHRMBAf8EBTADAQH/MA0GCSqGSIb3DQEBCwUAA4IBAQAOSmts0e6QnMoJAn/jFxGF0RkoIhFglWSD24hVYLCK2D5U1lHxfR8eZaSrqh/yiRJdHGPjRvWJ0a0OIRjOxkdtcULQjzxjAioyM8IGzsY00f6aJB1ywcOg+foU13Cv8v2qdh9sIPHHnyDs1Tqdbcn27iOZ2QtIjQe2NeyFJLxjGZcwLKwH+8gxC9GdGPldF66EMPkQAwjXi6cid3NBcBCyW2kTI5ilq5OQNw014Sqj+ybs9rn3C45xX80KfsGX/b3Qr4izrbBRVQVUVncj1tJAMhXbJHG83l209NR6bQ4P4acy+kfXcyWsYaGEL/qA+/Q+lO6HqtalCYdGOArO/HPJ</X509Certificate>
      </X509Data>
    </KeyInfo>
    <Object>
      <SignatureProperties>
        <SignatureProperty Id="ID_000b0076006d008c00a900e2004e009500b600d300b500ae00fb004b008800b4" Target="#ID_002c006c00d100f900fc004f004e003300a0005b0077009700ba007500b10078">
          <dc:date xmlns:dc="http://purl.org/dc/elements/1.1/">2026-02-12T20:56:42.736946138</dc:date>
        </SignatureProperty>
      </SignatureProperties>
    </Object>
    <Object xmlns:xd="http://uri.etsi.org/01903/v1.3.2#">
      <xd:QualifyingProperties Target="#ID_002c006c00d100f900fc004f004e003300a0005b0077009700ba007500b10078">
        <xd:SignedProperties Id="idSignedProperties_ID_002c006c00d100f900fc004f004e003300a0005b0077009700ba007500b10078">
          <xd:SignedSignatureProperties>
            <xd:SigningTime>2026-02-12T20:56:42.736946138</xd:SigningTime>
            <xd:SigningCertificate>
              <xd:Cert>
                <xd:CertDigest>
                  <DigestMethod Algorithm="http://www.w3.org/2001/04/xmlenc#sha256"/>
                  <DigestValue>BeomAV8wt8xZKzo6ck1dwlz0wP+d0xRh+XhFkyC8rJ0=</DigestValue>
                </xd:CertDigest>
                <xd:IssuerSerial>
                  <X509IssuerName>O=Default Company Ltd,L=Default City,C=IE</X509IssuerName>
                  <X509SerialNumber>137647789108739231137854071153275811892259445730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2c006c00d100f900fc004f004e003300a0005b0077009700ba007500b10078">
          <xd:UnsignedSignatureProperties>
            <xd:CertificateValues>
              <xd:EncapsulatedX509Certificate>MIIDZTCCAk2gAwIBAgIUGBxXIEBSAvqpB6gppqKRgS4X2+IwDQYJKoZIhvcNAQELBQAwQjELMAkGA1UEBhMCSUUxFTATBgNVBAcMDERlZmF1bHQgQ2l0eTEcMBoGA1UECgwTRGVmYXVsdCBDb21wYW55IEx0ZDAeFw0yNjAxMjYxNDEzMTVaFw0yNzAxMjYxNDEzMTVaMEIxCzAJBgNVBAYTAklFMRUwEwYDVQQHDAxEZWZhdWx0IENpdHkxHDAaBgNVBAoME0RlZmF1bHQgQ29tcGFueSBMdGQwggEiMA0GCSqGSIb3DQEBAQUAA4IBDwAwggEKAoIBAQCfEjgVMoIyom96iOcPjMwGe967AfC0AqLXZEVva1zV/mPwWgEt9ixAq8Ut8fJGYwT0rU/Zc5gMPAfSrEpYu/G+Ni+batrVE9QY6bESqrK58cCjtHNwibWJR2hxNC3ClameTTEMhbd0cZMDdkjlHJDKL1Kwmy+SLrnHR7q52G8OwO62u55CrI7UkSPWWFZ63QoNdOmK9ZB4tDzSuUs676ghVyD3nLXlnxtHFZ8aTokCW++4H8jHa/ELKOzQDoB86e1TA/IhtX8Bsoa4/HiDXr3UvTEqG6OVfbfBa7t8pm+nDGZAdDmPhXyTrCutFjw2fdtN8ttcUBdUN0tgQXsJk7E5AgMBAAGjUzBRMB0GA1UdDgQWBBS4z+71irrmBnHXN0H661kkUOnzJjAfBgNVHSMEGDAWgBS4z+71irrmBnHXN0H661kkUOnzJjAPBgNVHRMBAf8EBTADAQH/MA0GCSqGSIb3DQEBCwUAA4IBAQAOSmts0e6QnMoJAn/jFxGF0RkoIhFglWSD24hVYLCK2D5U1lHxfR8eZaSrqh/yiRJdHGPjRvWJ0a0OIRjOxkdtcULQjzxjAioyM8IGzsY00f6aJB1ywcOg+foU13Cv8v2qdh9sIPHHnyDs1Tqdbcn27iOZ2QtIjQe2NeyFJLxjGZcwLKwH+8gxC9GdGPldF66EMPkQAwjXi6cid3NBcBCyW2kTI5ilq5OQNw014Sqj+ybs9rn3C45xX80KfsGX/b3Qr4izrbBRVQVUVncj1tJAMhXbJHG83l209NR6bQ4P4acy+kfXcyWsYaGEL/qA+/Q+lO6HqtalCYdGOArO/HPJ</xd:EncapsulatedX509Certificate>
            </xd:CertificateValues>
          </xd:UnsignedSignatureProperties>
        </xd:UnsignedProperties>
      </xd:QualifyingProperties>
    </Object>
  </Signature>
</document-signatures>
</file>